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#import ssh</text:p>
      <text:p text:style-name="Standard">import paramiko</text:p>
      <text:p text:style-name="Standard">import sys</text:p>
      <text:p text:style-name="Standard">sys.path.append("/home/master/robot_framework")</text:p>
      <text:p text:style-name="Standard">def connect_machine(remote_machine_ip):</text:p>
      <text:p text:style-name="Standard"><text:s text:c="4"/>ssh = paramiko.SSHClient()</text:p>
      <text:p text:style-name="Standard"><text:s text:c="4"/>ssh.load_system_host_keys()</text:p>
      <text:p text:style-name="Standard"><text:s text:c="4"/>ssh.set_missing_host_key_policy(paramiko.AutoAddPolicy())</text:p>
      <text:p text:style-name="Standard"><text:s text:c="4"/>ssh.connect(remote_machine_ip, username="ansible")</text:p>
      <text:p text:style-name="Standard"><text:s text:c="4"/>ssh_stdin, ssh_stdout, ssh_stderr = ssh.exec_command("hostname")</text:p>
      <text:p text:style-name="Standard"><text:s text:c="4"/>print("Display Info")</text:p>
      <text:p text:style-name="Standard"><text:s text:c="4"/>print(ssh_stdout.read())</text:p>
      <text:p text:style-name="Standard"><text:s text:c="4"/>exit_status = ssh_stdout.channel.recv_exit_status(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9T12:45:36.351238000</meta:creation-date>
    <dc:date>2020-06-29T12:46:35.186000237</dc:date>
    <meta:editing-duration>PT1M</meta:editing-duration>
    <meta:editing-cycles>1</meta:editing-cycles>
    <meta:document-statistic meta:table-count="0" meta:image-count="0" meta:object-count="0" meta:page-count="1" meta:paragraph-count="13" meta:word-count="27" meta:character-count="474" meta:non-whitespace-character-count="428"/>
    <meta:generator>LibreOffice/6.4.3.2$Linux_X86_64 LibreOffice_project/40$Build-2</meta:generator>
  </office:meta>
</office:document-meta>
</file>